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entury Schoolbook L3" svg:font-family="'Century Schoolbook L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Schoolbook L2" svg:font-family="'Century Schoolbook L'" style:font-family-generic="roman" style:font-pitch="variable"/>
    <style:font-face style:name="Century Schoolbook L1" svg:font-family="'Century Schoolbook L'" style:font-adornments="Bold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Repo_5f_Dirs" style:display-name="Repo_Dirs" style:family="table">
      <style:table-properties style:width="4.1799in" table:align="center" fo:keep-with-next="always"/>
    </style:style>
    <style:style style:name="Repo_5f_Dirs.A" style:display-name="Repo_Dirs.A" style:family="table-column">
      <style:table-column-properties style:column-width="1.4319in"/>
    </style:style>
    <style:style style:name="Repo_5f_Dirs.B" style:display-name="Repo_Dirs.B" style:family="table-column">
      <style:table-column-properties style:column-width="0.8076in"/>
    </style:style>
    <style:style style:name="Repo_5f_Dirs.C" style:display-name="Repo_Dirs.C" style:family="table-column">
      <style:table-column-properties style:column-width="1.9403in"/>
    </style:style>
    <style:style style:name="Repo_5f_Dirs.A1" style:display-name="Repo_Dirs.A1" style:family="table-cell">
      <style:table-cell-properties fo:padding="0.0382in" fo:border-left="0.05pt solid #000000" fo:border-right="none" fo:border-top="0.05pt solid #000000" fo:border-bottom="0.05pt solid #000000"/>
    </style:style>
    <style:style style:name="Repo_5f_Dirs.C1" style:display-name="Repo_Dirs.C1" style:family="table-cell">
      <style:table-cell-properties fo:padding="0.0382in" fo:border="0.05pt solid #000000"/>
    </style:style>
    <style:style style:name="Repo_5f_Dirs.A2" style:display-name="Repo_Dirs.A2" style:family="table-cell">
      <style:table-cell-properties fo:padding="0.0382in" fo:border-left="0.05pt solid #000000" fo:border-right="none" fo:border-top="none" fo:border-bottom="0.05pt solid #000000"/>
    </style:style>
    <style:style style:name="Repo_5f_Dirs.C2" style:display-name="Repo_Dirs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Repo_5f_Dirs.C3" style:display-name="Repo_Dirs.C3" style:family="table-cell">
      <style:table-cell-properties fo:padding="0.0382in" fo:border-left="0.05pt solid #000000" fo:border-right="0.05pt solid #000000" fo:border-top="none" fo:border-bottom="0.05pt solid #000000"/>
    </style:style>
    <style:style style:name="Repo_5f_Dirs.C4" style:display-name="Repo_Dirs.C4" style:family="table-cell">
      <style:table-cell-properties fo:padding="0.0382in" fo:border-left="0.05pt solid #000000" fo:border-right="0.05pt solid #000000" fo:border-top="none" fo:border-bottom="0.05pt solid #000000"/>
    </style:style>
    <style:style style:name="Repo_5f_Dirs.C5" style:display-name="Repo_Dirs.C5" style:family="table-cell">
      <style:table-cell-properties fo:padding="0.0382in" fo:border-left="0.05pt solid #000000" fo:border-right="0.05pt solid #000000" fo:border-top="none" fo:border-bottom="0.05pt solid #000000"/>
    </style:style>
    <style:style style:name="Repo_5f_Dirs.C6" style:display-name="Repo_Dirs.C6" style:family="table-cell">
      <style:table-cell-properties fo:padding="0.0382in" fo:border-left="0.05pt solid #000000" fo:border-right="0.05pt solid #000000" fo:border-top="none" fo:border-bottom="0.05pt solid #000000"/>
    </style:style>
    <style:style style:name="Repo_5f_Dirs.C7" style:display-name="Repo_Dirs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1299in" table:align="center" fo:keep-with-next="always"/>
    </style:style>
    <style:style style:name="Table1.A" style:family="table-column">
      <style:table-column-properties style:column-width="1.8076in"/>
    </style:style>
    <style:style style:name="Table1.B" style:family="table-column">
      <style:table-column-properties style:column-width="0.5667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2.2556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entury Schoolbook L2" fo:font-size="11pt" officeooo:rsid="001eb635" officeooo:paragraph-rsid="001eb635" style:font-size-asian="11pt" style:font-size-complex="11pt"/>
    </style:style>
    <style:style style:name="P2" style:family="paragraph" style:parent-style-name="Standard">
      <style:text-properties style:font-name="Century Schoolbook L2" fo:font-size="11pt" officeooo:rsid="001eb635" officeooo:paragraph-rsid="002e0648" style:font-size-asian="11pt" style:font-size-complex="11pt"/>
    </style:style>
    <style:style style:name="P3" style:family="paragraph" style:parent-style-name="Standard">
      <style:text-properties style:font-name="Century Schoolbook L2" fo:font-size="11pt" officeooo:rsid="00223a7e" officeooo:paragraph-rsid="002e7f40" style:font-size-asian="11pt" style:font-size-complex="11pt"/>
    </style:style>
    <style:style style:name="P4" style:family="paragraph" style:parent-style-name="Standard">
      <style:text-properties style:font-name="Century Schoolbook L2" fo:font-size="11pt" officeooo:rsid="00223a7e" officeooo:paragraph-rsid="0030bd3a" style:font-size-asian="11pt" style:font-size-complex="11pt"/>
    </style:style>
    <style:style style:name="P5" style:family="paragraph" style:parent-style-name="Standard">
      <style:text-properties style:font-name="Century Schoolbook L2" fo:font-size="11pt" officeooo:rsid="00223a7e" officeooo:paragraph-rsid="0039ef7e" style:font-size-asian="11pt" style:font-size-complex="11pt"/>
    </style:style>
    <style:style style:name="P6" style:family="paragraph" style:parent-style-name="Standard">
      <style:text-properties style:font-name="Century Schoolbook L2" fo:font-size="11pt" officeooo:rsid="00223a7e" officeooo:paragraph-rsid="00441d07" style:font-size-asian="11pt" style:font-size-complex="11pt"/>
    </style:style>
    <style:style style:name="P7" style:family="paragraph" style:parent-style-name="Standard">
      <style:text-properties style:font-name="Century Schoolbook L2" fo:font-size="11pt" officeooo:rsid="00223a7e" officeooo:paragraph-rsid="004bef3e" style:font-size-asian="11pt" style:font-size-complex="11pt"/>
    </style:style>
    <style:style style:name="P8" style:family="paragraph" style:parent-style-name="Standard">
      <style:text-properties style:font-name="Century Schoolbook L2" fo:font-size="11pt" officeooo:rsid="002344e8" officeooo:paragraph-rsid="002344e8" style:font-size-asian="11pt" style:font-size-complex="11pt"/>
    </style:style>
    <style:style style:name="P9" style:family="paragraph" style:parent-style-name="Standard">
      <style:text-properties style:font-name="Century Schoolbook L2" fo:font-size="11pt" officeooo:rsid="001c7b54" officeooo:paragraph-rsid="002e0648" style:font-size-asian="11pt" style:font-size-complex="11pt"/>
    </style:style>
    <style:style style:name="P10" style:family="paragraph" style:parent-style-name="Standard">
      <style:text-properties style:font-name="Century Schoolbook L2" fo:font-size="11pt" officeooo:rsid="00320008" officeooo:paragraph-rsid="006e165e" style:font-size-asian="11pt" style:font-size-complex="11pt"/>
    </style:style>
    <style:style style:name="P11" style:family="paragraph" style:parent-style-name="Standard">
      <style:text-properties style:font-name="Century Schoolbook L2" fo:font-size="11pt" officeooo:rsid="00641b3c" officeooo:paragraph-rsid="007c66df" style:font-size-asian="11pt" style:font-size-complex="11pt"/>
    </style:style>
    <style:style style:name="P12" style:family="paragraph" style:parent-style-name="Standard">
      <style:text-properties style:font-name="Century Schoolbook L2" fo:font-size="11pt" fo:font-weight="bold" officeooo:rsid="002c51c9" officeooo:paragraph-rsid="002ebe24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Century Schoolbook L2" fo:font-size="11pt" fo:font-weight="normal" officeooo:rsid="00661b1e" officeooo:paragraph-rsid="00661b1e" style:font-size-asian="11pt" style:font-weight-asian="normal" style:font-size-complex="11pt" style:font-weight-complex="normal"/>
    </style:style>
    <style:style style:name="P14" style:family="paragraph" style:parent-style-name="Standard">
      <style:text-properties officeooo:paragraph-rsid="0033a5de"/>
    </style:style>
    <style:style style:name="P15" style:family="paragraph" style:parent-style-name="Standard">
      <style:text-properties officeooo:paragraph-rsid="002ebe24"/>
    </style:style>
    <style:style style:name="P16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0.5in"/>
          <style:tab-stop style:position="0.7575in"/>
        </style:tab-stops>
      </style:paragraph-properties>
      <style:text-properties fo:font-size="9pt" officeooo:rsid="00250701" officeooo:paragraph-rsid="0044553c" style:font-size-asian="9pt" style:font-size-complex="9pt"/>
    </style:style>
    <style:style style:name="P17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0.5in"/>
          <style:tab-stop style:position="0.7575in"/>
        </style:tab-stops>
      </style:paragraph-properties>
      <style:text-properties fo:font-size="9pt" officeooo:paragraph-rsid="0044553c" style:font-size-asian="9pt" style:font-size-complex="9pt"/>
    </style:style>
    <style:style style:name="P18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0.5in"/>
          <style:tab-stop style:position="0.7575in"/>
        </style:tab-stops>
      </style:paragraph-properties>
      <style:text-properties fo:font-size="9pt" officeooo:rsid="0044553c" officeooo:paragraph-rsid="0044553c" style:font-size-asian="9pt" style:font-size-complex="9pt"/>
    </style:style>
    <style:style style:name="P19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0.5in"/>
          <style:tab-stop style:position="0.7575in"/>
        </style:tab-stops>
      </style:paragraph-properties>
      <style:text-properties fo:font-size="9pt" officeooo:rsid="002e7f40" officeooo:paragraph-rsid="0044553c" style:font-size-asian="9pt" style:font-size-complex="9pt"/>
    </style:style>
    <style:style style:name="P20" style:family="paragraph" style:parent-style-name="Preformatted_20_Text">
      <style:paragraph-properties fo:margin-left="0in" fo:margin-right="0in" fo:text-indent="0in" style:auto-text-indent="false">
        <style:tab-stops>
          <style:tab-stop style:position="0.25in"/>
          <style:tab-stop style:position="0.5in"/>
          <style:tab-stop style:position="0.7575in"/>
        </style:tab-stops>
      </style:paragraph-properties>
      <style:text-properties officeooo:paragraph-rsid="0044553c"/>
    </style:style>
    <style:style style:name="P21" style:family="paragraph" style:parent-style-name="Title">
      <style:text-properties style:font-name="Century Schoolbook L2"/>
    </style:style>
    <style:style style:name="P22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rsid="002344e8" officeooo:paragraph-rsid="002344e8" style:font-size-asian="9pt" style:font-size-complex="9pt"/>
    </style:style>
    <style:style style:name="P23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paragraph-rsid="0041de9d" style:font-size-asian="9pt" style:font-size-complex="9pt"/>
    </style:style>
    <style:style style:name="P24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paragraph-rsid="0045f5c3" style:font-size-asian="9pt" style:font-size-complex="9pt"/>
    </style:style>
    <style:style style:name="P25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>
          <style:tab-stop style:position="2.25in"/>
        </style:tab-stops>
      </style:paragraph-properties>
      <style:text-properties fo:font-size="9pt" officeooo:rsid="00320008" officeooo:paragraph-rsid="004a2fef" style:font-size-asian="9pt" style:font-size-complex="9pt"/>
    </style:style>
    <style:style style:name="P26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fo:font-weight="normal" officeooo:rsid="002344e8" officeooo:paragraph-rsid="002344e8" style:font-size-asian="9pt" style:font-weight-asian="normal" style:font-size-complex="9pt" style:font-weight-complex="normal"/>
    </style:style>
    <style:style style:name="P27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>
          <style:tab-stop style:position="2.25in"/>
        </style:tab-stops>
      </style:paragraph-properties>
      <style:text-properties officeooo:paragraph-rsid="00441d07"/>
    </style:style>
    <style:style style:name="P28" style:family="paragraph" style:parent-style-name="Preformatted_20_Text" style:master-page-name="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page-number="auto" style:shadow="none">
        <style:tab-stops/>
      </style:paragraph-properties>
      <style:text-properties fo:font-size="9pt" fo:font-weight="normal" officeooo:rsid="0041de9d" officeooo:paragraph-rsid="0041de9d" style:font-size-asian="9pt" style:font-weight-asian="normal" style:font-size-complex="9pt" style:font-weight-complex="normal"/>
    </style:style>
    <style:style style:name="P29" style:family="paragraph" style:parent-style-name="Preformatted_20_Text" style:master-page-name="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page-number="auto" style:shadow="none">
        <style:tab-stops/>
      </style:paragraph-properties>
    </style:style>
    <style:style style:name="P30" style:family="paragraph" style:parent-style-name="Figure">
      <style:paragraph-properties fo:text-align="start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31" style:family="paragraph" style:parent-style-name="Preformatted_20_Text">
      <style:paragraph-properties fo:margin-top="0in" fo:margin-bottom="0in" loext:contextual-spacing="true">
        <style:tab-stops/>
      </style:paragraph-properties>
      <style:text-properties fo:font-size="9pt" style:font-size-asian="9pt" style:font-size-complex="9pt"/>
    </style:style>
    <style:style style:name="P32" style:family="paragraph" style:parent-style-name="Standard" style:master-page-name="">
      <style:paragraph-properties fo:margin-top="0.1799in" fo:margin-bottom="0.1799in" loext:contextual-spacing="false" style:page-number="auto" fo:keep-with-next="always"/>
      <style:text-properties style:font-name="Century Schoolbook L2" fo:font-size="11pt" officeooo:rsid="00223a7e" officeooo:paragraph-rsid="0057d496" style:font-size-asian="11pt" style:font-size-complex="11pt"/>
    </style:style>
    <style:style style:name="P33" style:family="paragraph" style:parent-style-name="Standard" style:master-page-name="">
      <style:paragraph-properties fo:margin-top="0.1799in" fo:margin-bottom="0.1799in" loext:contextual-spacing="false" style:page-number="auto" fo:keep-with-next="always"/>
      <style:text-properties style:font-name="Century Schoolbook L2" fo:font-size="11pt" officeooo:rsid="00223a7e" officeooo:paragraph-rsid="0058f70c" style:font-size-asian="11pt" style:font-size-complex="11pt"/>
    </style:style>
    <style:style style:name="P3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size-complex="11pt"/>
    </style:style>
    <style:style style:name="P3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rsid="0057d496" officeooo:paragraph-rsid="0057d496" style:font-size-complex="11pt"/>
    </style:style>
    <style:style style:name="P3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rsid="0057d496" officeooo:paragraph-rsid="0058f70c" style:font-size-complex="11pt"/>
    </style:style>
    <style:style style:name="P3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rsid="0058f70c" officeooo:paragraph-rsid="0058f70c" style:font-size-complex="11pt"/>
    </style:style>
    <style:style style:name="P3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rsid="00699869" officeooo:paragraph-rsid="00699869" style:font-size-complex="11pt"/>
    </style:style>
    <style:style style:name="P39" style:family="paragraph" style:parent-style-name="Table_20_Contents">
      <style:paragraph-properties fo:margin-top="0in" fo:margin-bottom="0in" loext:contextual-spacing="false" fo:text-align="start" style:justify-single-word="false"/>
      <style:text-properties officeooo:rsid="0071c011" officeooo:paragraph-rsid="0071c011" style:font-size-complex="11pt"/>
    </style:style>
    <style:style style:name="P40" style:family="paragraph" style:parent-style-name="Table_20_Contents">
      <style:paragraph-properties fo:margin-top="0in" fo:margin-bottom="0in" loext:contextual-spacing="false" fo:text-align="start" style:justify-single-word="false"/>
      <style:text-properties officeooo:rsid="0073bc5d" officeooo:paragraph-rsid="0073bc5d" style:font-size-complex="11pt"/>
    </style:style>
    <style:style style:name="P41" style:family="paragraph" style:parent-style-name="Table_20_Contents">
      <style:paragraph-properties fo:margin-top="0in" fo:margin-bottom="0in" loext:contextual-spacing="false" fo:text-align="start" style:justify-single-word="false"/>
      <style:text-properties officeooo:rsid="00778a30" officeooo:paragraph-rsid="00778a30" style:font-size-complex="11pt"/>
    </style:style>
    <style:style style:name="P42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rsid="00791413" officeooo:paragraph-rsid="00791413" style:font-size-complex="11pt"/>
    </style:style>
    <style:style style:name="P43" style:family="paragraph" style:parent-style-name="Table_20_Contents">
      <style:paragraph-properties fo:margin-top="0in" fo:margin-bottom="0in" loext:contextual-spacing="false" fo:text-align="start" style:justify-single-word="false"/>
      <style:text-properties officeooo:rsid="007c66df" officeooo:paragraph-rsid="007c66df" style:font-size-complex="11pt"/>
    </style:style>
    <style:style style:name="P44" style:family="paragraph" style:parent-style-name="Table_20_Contents">
      <style:paragraph-properties fo:margin-top="0in" fo:margin-bottom="0in" loext:contextual-spacing="false" fo:text-align="start" style:justify-single-word="false"/>
      <style:text-properties fo:font-weight="normal" officeooo:rsid="0057d496" officeooo:paragraph-rsid="0057d496" style:font-weight-asian="normal" style:font-size-complex="11pt" style:font-weight-complex="normal"/>
    </style:style>
    <style:style style:name="P45" style:family="paragraph" style:parent-style-name="Table_20_Contents">
      <style:paragraph-properties fo:margin-top="0in" fo:margin-bottom="0in" loext:contextual-spacing="false" fo:text-align="start" style:justify-single-word="false"/>
      <style:text-properties fo:font-weight="normal" officeooo:rsid="0057d496" officeooo:paragraph-rsid="0058f70c" style:font-weight-asian="normal" style:font-size-complex="11pt" style:font-weight-complex="normal"/>
    </style:style>
    <style:style style:name="P46" style:family="paragraph" style:parent-style-name="Table_20_Contents">
      <style:paragraph-properties fo:margin-top="0in" fo:margin-bottom="0in" loext:contextual-spacing="false" fo:text-align="start" style:justify-single-word="false"/>
      <style:text-properties fo:font-weight="normal" officeooo:rsid="0071c011" officeooo:paragraph-rsid="0071c011" style:font-weight-asian="normal" style:font-size-complex="11pt" style:font-weight-complex="normal"/>
    </style:style>
    <style:style style:name="P47" style:family="paragraph" style:parent-style-name="Table_20_Contents">
      <style:paragraph-properties fo:margin-top="0in" fo:margin-bottom="0in" loext:contextual-spacing="false" fo:text-align="start" style:justify-single-word="false"/>
      <style:text-properties fo:font-weight="normal" officeooo:rsid="0058f70c" officeooo:paragraph-rsid="0058f70c" style:font-weight-asian="normal" style:font-size-complex="11pt" style:font-weight-complex="normal"/>
    </style:style>
    <style:style style:name="P48" style:family="paragraph" style:parent-style-name="Table_20_Contents">
      <style:paragraph-properties fo:margin-top="0in" fo:margin-bottom="0in" loext:contextual-spacing="false" fo:text-align="start" style:justify-single-word="false"/>
      <style:text-properties fo:font-weight="normal" officeooo:rsid="0058f70c" officeooo:paragraph-rsid="0073bc5d" style:font-weight-asian="normal" style:font-size-complex="11pt" style:font-weight-complex="normal"/>
    </style:style>
    <style:style style:name="P49" style:family="paragraph" style:parent-style-name="Table_20_Contents">
      <style:paragraph-properties fo:margin-top="0in" fo:margin-bottom="0in" loext:contextual-spacing="false" fo:text-align="start" style:justify-single-word="false"/>
      <style:text-properties fo:font-weight="normal" officeooo:rsid="00778a30" officeooo:paragraph-rsid="00778a30" style:font-weight-asian="normal" style:font-size-complex="11pt" style:font-weight-complex="normal"/>
    </style:style>
    <style:style style:name="P50" style:family="paragraph" style:parent-style-name="Table_20_Heading">
      <style:paragraph-properties fo:margin-top="0in" fo:margin-bottom="0in" loext:contextual-spacing="false" fo:text-align="start" style:justify-single-word="false"/>
      <style:text-properties officeooo:rsid="0057d496" officeooo:paragraph-rsid="0057d496" style:font-size-complex="11pt"/>
    </style:style>
    <style:style style:name="P51" style:family="paragraph" style:parent-style-name="Table_20_Heading">
      <style:paragraph-properties fo:margin-top="0in" fo:margin-bottom="0in" loext:contextual-spacing="false" fo:text-align="start" style:justify-single-word="false"/>
      <style:text-properties officeooo:rsid="0057d496" officeooo:paragraph-rsid="0058f70c" style:font-size-complex="11pt"/>
    </style:style>
    <style:style style:name="P52" style:family="paragraph" style:parent-style-name="Table_20_Heading">
      <style:paragraph-properties fo:margin-top="0in" fo:margin-bottom="0in" loext:contextual-spacing="false" fo:text-align="center" style:justify-single-word="false"/>
      <style:text-properties officeooo:rsid="00791413" officeooo:paragraph-rsid="00791413" style:font-size-complex="11pt"/>
    </style:style>
    <style:style style:name="P53" style:family="paragraph" style:parent-style-name="Table_20_Heading">
      <style:paragraph-properties fo:margin-top="0in" fo:margin-bottom="0in" loext:contextual-spacing="false" fo:text-align="start" style:justify-single-word="false"/>
      <style:text-properties fo:font-weight="bold" officeooo:rsid="0057d496" officeooo:paragraph-rsid="0057d496" style:font-weight-asian="bold" style:font-size-complex="11pt" style:font-weight-complex="bold"/>
    </style:style>
    <style:style style:name="P54" style:family="paragraph" style:parent-style-name="Table_20_Heading">
      <style:paragraph-properties fo:margin-top="0in" fo:margin-bottom="0in" loext:contextual-spacing="false" fo:text-align="start" style:justify-single-word="false"/>
      <style:text-properties fo:font-weight="bold" officeooo:rsid="0057d496" officeooo:paragraph-rsid="0058f70c" style:font-weight-asian="bold" style:font-size-complex="11pt" style:font-weight-complex="bold"/>
    </style:style>
    <style:style style:name="P55" style:family="paragraph" style:parent-style-name="Table">
      <style:paragraph-properties fo:text-align="center" style:justify-single-word="false"/>
      <style:text-properties fo:font-style="normal" style:font-style-asian="normal" style:font-style-complex="normal"/>
    </style:style>
    <style:style style:name="P56" style:family="paragraph" style:parent-style-name="Standard" style:list-style-name="L4">
      <style:paragraph-properties fo:margin-top="0.1799in" fo:margin-bottom="0in" loext:contextual-spacing="true"/>
      <style:text-properties style:font-name="Century Schoolbook L2" fo:font-size="11pt" officeooo:rsid="00223a7e" officeooo:paragraph-rsid="002b0644" style:font-size-asian="11pt" style:font-size-complex="11pt"/>
    </style:style>
    <style:style style:name="P57" style:family="paragraph" style:parent-style-name="Standard" style:list-style-name="L4">
      <style:paragraph-properties fo:margin-top="0.1799in" fo:margin-bottom="0in" loext:contextual-spacing="true"/>
      <style:text-properties style:font-name="Century Schoolbook L2" fo:font-size="11pt" fo:font-style="normal" officeooo:rsid="002b0644" officeooo:paragraph-rsid="002b0644" style:font-size-asian="11pt" style:font-style-asian="normal" style:font-size-complex="11pt" style:font-style-complex="normal"/>
    </style:style>
    <style:style style:name="P58" style:family="paragraph" style:parent-style-name="Standard" style:list-style-name="L4">
      <style:paragraph-properties fo:margin-top="0.1799in" fo:margin-bottom="0in" loext:contextual-spacing="true"/>
      <style:text-properties fo:font-size="11pt" officeooo:rsid="00223a7e" officeooo:paragraph-rsid="002b0644" style:font-size-asian="11pt" style:font-size-complex="11pt"/>
    </style:style>
    <style:style style:name="P59" style:family="paragraph" style:parent-style-name="Standard" style:master-page-name="">
      <style:paragraph-properties style:page-number="auto"/>
      <style:text-properties style:font-name="Century Schoolbook L2" fo:font-size="11pt" officeooo:rsid="00223a7e" officeooo:paragraph-rsid="008224db" style:font-size-asian="11pt" style:font-size-complex="11pt"/>
    </style:style>
    <style:style style:name="P60" style:family="paragraph" style:parent-style-name="List_20_1" style:list-style-name="L1"/>
    <style:style style:name="P61" style:family="paragraph" style:parent-style-name="List_20_1" style:list-style-name="L1">
      <style:text-properties officeooo:paragraph-rsid="002e0648"/>
    </style:style>
    <style:style style:name="P62" style:family="paragraph" style:parent-style-name="List_20_1" style:list-style-name="L2"/>
    <style:style style:name="P63" style:family="paragraph" style:parent-style-name="List_20_1" style:list-style-name="L2">
      <style:text-properties officeooo:paragraph-rsid="002e27d8"/>
    </style:style>
    <style:style style:name="P64" style:family="paragraph" style:parent-style-name="List_20_1" style:list-style-name="L2">
      <style:text-properties officeooo:rsid="002e1da6" officeooo:paragraph-rsid="002e27d8"/>
    </style:style>
    <style:style style:name="P65" style:family="paragraph" style:parent-style-name="List_20_1" style:list-style-name="L3"/>
    <style:style style:name="P66" style:family="paragraph" style:parent-style-name="Heading_20_1">
      <style:text-properties style:font-name="Century Schoolbook L2"/>
    </style:style>
    <style:style style:name="P67" style:family="paragraph" style:parent-style-name="Heading_20_1">
      <style:text-properties style:font-name="Century Schoolbook L2" officeooo:rsid="00223a7e" officeooo:paragraph-rsid="00223a7e"/>
    </style:style>
    <style:style style:name="P68" style:family="paragraph" style:parent-style-name="Heading_20_1">
      <style:text-properties officeooo:rsid="0057d496" officeooo:paragraph-rsid="0057d496"/>
    </style:style>
    <style:style style:name="P69" style:family="paragraph" style:parent-style-name="Heading_20_1">
      <style:text-properties officeooo:paragraph-rsid="0057d496"/>
    </style:style>
    <style:style style:name="P70" style:family="paragraph" style:parent-style-name="Preformatted_20_Text" style:master-page-name="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page-number="auto" style:shadow="none">
        <style:tab-stops>
          <style:tab-stop style:position="2.25in"/>
        </style:tab-stops>
      </style:paragraph-properties>
      <style:text-properties fo:font-size="9pt" officeooo:rsid="00320008" officeooo:paragraph-rsid="00320008" style:font-size-asian="9pt" style:font-size-complex="9pt"/>
    </style:style>
    <style:style style:name="P71" style:family="paragraph" style:parent-style-name="Preformatted_20_Text" style:master-page-name="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page-number="auto" style:shadow="none">
        <style:tab-stops>
          <style:tab-stop style:position="1.6252in"/>
          <style:tab-stop style:position="2.5in"/>
        </style:tab-stops>
      </style:paragraph-properties>
      <style:text-properties fo:font-size="9pt" officeooo:paragraph-rsid="00441d07" style:font-size-asian="9pt" style:font-size-complex="9pt"/>
    </style:style>
    <style:style style:name="P72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>
          <style:tab-stop style:position="2.25in"/>
        </style:tab-stops>
      </style:paragraph-properties>
      <style:text-properties fo:font-size="9pt" officeooo:rsid="00320008" officeooo:paragraph-rsid="00320008" style:font-size-asian="9pt" style:font-size-complex="9pt"/>
    </style:style>
    <style:style style:name="P73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>
          <style:tab-stop style:position="1.6252in"/>
          <style:tab-stop style:position="2.5in"/>
        </style:tab-stops>
      </style:paragraph-properties>
      <style:text-properties fo:font-size="9pt" officeooo:rsid="00320008" officeooo:paragraph-rsid="00441d07" style:font-size-asian="9pt" style:font-size-complex="9pt"/>
    </style:style>
    <style:style style:name="P74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>
          <style:tab-stop style:position="1.6252in"/>
          <style:tab-stop style:position="2.5in"/>
        </style:tab-stops>
      </style:paragraph-properties>
      <style:text-properties fo:font-size="9pt" officeooo:rsid="004bef3e" officeooo:paragraph-rsid="00441d07" style:font-size-asian="9pt" style:font-size-complex="9pt"/>
    </style:style>
    <style:style style:name="P75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>
          <style:tab-stop style:position="1.6252in"/>
          <style:tab-stop style:position="2.5in"/>
        </style:tab-stops>
      </style:paragraph-properties>
      <style:text-properties fo:font-size="9pt" officeooo:rsid="00441d07" officeooo:paragraph-rsid="00441d07" style:font-size-asian="9pt" style:font-size-complex="9pt"/>
    </style:style>
    <style:style style:name="P76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rsid="0045f5c3" officeooo:paragraph-rsid="0045f5c3" style:font-size-asian="9pt" style:font-size-complex="9pt"/>
    </style:style>
    <style:style style:name="P77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rsid="00872e41" officeooo:paragraph-rsid="00872e41" style:font-size-asian="9pt" style:font-size-complex="9pt"/>
    </style:style>
    <style:style style:name="P78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rsid="002344e8" officeooo:paragraph-rsid="00872e41" style:font-size-asian="9pt" style:font-size-complex="9pt"/>
    </style:style>
    <style:style style:name="P79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rsid="002344e8" officeooo:paragraph-rsid="002af568" style:font-size-asian="9pt" style:font-size-complex="9pt"/>
    </style:style>
    <style:style style:name="P80" style:family="paragraph" style:parent-style-name="Preformatted_20_Text">
      <loext:graphic-properties draw:fill="none" draw:fill-image-width="0in" draw:fill-image-height="0in"/>
      <style:paragraph-properties fo:margin-left="0.25in" fo:margin-right="0in" fo:margin-top="0.1799in" fo:margin-bottom="0in" loext:contextual-spacing="true" fo:text-indent="0in" style:auto-text-indent="false" style:shadow="none">
        <style:tab-stops/>
      </style:paragraph-properties>
      <style:text-properties fo:font-size="9pt" officeooo:rsid="0089cc63" officeooo:paragraph-rsid="0089cc63" style:font-size-asian="9pt" style:font-size-complex="9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4bf2" style:font-style-asian="normal" style:font-style-complex="normal"/>
    </style:style>
    <style:style style:name="T5" style:family="text">
      <style:text-properties fo:font-style="normal" officeooo:rsid="002344e8" style:font-style-asian="normal" style:font-style-complex="normal"/>
    </style:style>
    <style:style style:name="T6" style:family="text">
      <style:text-properties fo:font-style="normal" officeooo:rsid="002b0644" style:font-style-asian="normal" style:font-style-complex="normal"/>
    </style:style>
    <style:style style:name="T7" style:family="text">
      <style:text-properties fo:font-style="normal" officeooo:rsid="0030bd3a" style:font-style-asian="normal" style:font-style-complex="normal"/>
    </style:style>
    <style:style style:name="T8" style:family="text">
      <style:text-properties fo:font-style="normal" officeooo:rsid="00562f43" style:font-style-asian="normal" style:font-style-complex="normal"/>
    </style:style>
    <style:style style:name="T9" style:family="text">
      <style:text-properties fo:font-style="normal" officeooo:rsid="006630ca" style:font-style-asian="normal" style:font-style-complex="normal"/>
    </style:style>
    <style:style style:name="T10" style:family="text">
      <style:text-properties fo:font-style="normal" officeooo:rsid="00686f52" style:font-style-asian="normal" style:font-style-complex="normal"/>
    </style:style>
    <style:style style:name="T11" style:family="text">
      <style:text-properties fo:font-style="normal" officeooo:rsid="0068fa69" style:font-style-asian="normal" style:font-style-complex="normal"/>
    </style:style>
    <style:style style:name="T12" style:family="text">
      <style:text-properties fo:font-style="normal" officeooo:rsid="0071c011" style:font-style-asian="normal" style:font-style-complex="normal"/>
    </style:style>
    <style:style style:name="T13" style:family="text">
      <style:text-properties fo:font-style="normal" officeooo:rsid="0085a786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686f52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6c5790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c66d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641b3c" style:font-style-asian="normal" style:font-weight-asian="normal" style:font-style-complex="normal" style:font-weight-complex="normal"/>
    </style:style>
    <style:style style:name="T20" style:family="text">
      <style:text-properties officeooo:rsid="00221a94"/>
    </style:style>
    <style:style style:name="T21" style:family="text">
      <style:text-properties officeooo:rsid="00223a7e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344e8" style:font-weight-asian="bold" style:font-weight-complex="bold"/>
    </style:style>
    <style:style style:name="T24" style:family="text">
      <style:text-properties fo:font-weight="bold" officeooo:rsid="002af568" style:font-weight-asian="bold" style:font-weight-complex="bold"/>
    </style:style>
    <style:style style:name="T25" style:family="text">
      <style:text-properties fo:font-weight="bold" officeooo:rsid="002e7f40" style:font-weight-asian="bold" style:font-weight-complex="bold"/>
    </style:style>
    <style:style style:name="T26" style:family="text">
      <style:text-properties fo:font-weight="bold" officeooo:rsid="0030bd3a" style:font-weight-asian="bold" style:font-weight-complex="bold"/>
    </style:style>
    <style:style style:name="T27" style:family="text">
      <style:text-properties fo:font-weight="bold" officeooo:rsid="0030ec94" style:font-weight-asian="bold" style:font-weight-complex="bold"/>
    </style:style>
    <style:style style:name="T28" style:family="text">
      <style:text-properties fo:font-weight="bold" officeooo:rsid="003745dd" style:font-weight-asian="bold" style:font-weight-complex="bold"/>
    </style:style>
    <style:style style:name="T29" style:family="text">
      <style:text-properties fo:font-weight="bold" officeooo:rsid="003910a4" style:font-weight-asian="bold" style:font-weight-complex="bold"/>
    </style:style>
    <style:style style:name="T30" style:family="text">
      <style:text-properties fo:font-weight="bold" officeooo:rsid="00320008" style:font-weight-asian="bold" style:font-weight-complex="bold"/>
    </style:style>
    <style:style style:name="T31" style:family="text">
      <style:text-properties fo:font-weight="bold" officeooo:rsid="0044089a" style:font-weight-asian="bold" style:font-weight-complex="bold"/>
    </style:style>
    <style:style style:name="T32" style:family="text">
      <style:text-properties fo:font-weight="bold" officeooo:rsid="00441d07" style:font-weight-asian="bold" style:font-weight-complex="bold"/>
    </style:style>
    <style:style style:name="T33" style:family="text">
      <style:text-properties fo:font-weight="bold" officeooo:rsid="0046f481" style:font-weight-asian="bold" style:font-weight-complex="bold"/>
    </style:style>
    <style:style style:name="T34" style:family="text">
      <style:text-properties fo:font-weight="bold" officeooo:rsid="004a2fef" style:font-weight-asian="bold" style:font-weight-complex="bold"/>
    </style:style>
    <style:style style:name="T35" style:family="text">
      <style:text-properties fo:font-weight="bold" officeooo:rsid="006e165e" style:font-weight-asian="bold" style:font-weight-complex="bold"/>
    </style:style>
    <style:style style:name="T36" style:family="text">
      <style:text-properties fo:font-weight="bold" officeooo:rsid="00778a30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344e8" style:font-weight-asian="normal" style:font-weight-complex="normal"/>
    </style:style>
    <style:style style:name="T39" style:family="text">
      <style:text-properties fo:font-weight="normal" officeooo:rsid="00249980" style:font-weight-asian="normal" style:font-weight-complex="normal"/>
    </style:style>
    <style:style style:name="T40" style:family="text">
      <style:text-properties fo:font-weight="normal" officeooo:rsid="002c51c9" style:font-weight-asian="normal" style:font-weight-complex="normal"/>
    </style:style>
    <style:style style:name="T41" style:family="text">
      <style:text-properties fo:font-weight="normal" officeooo:rsid="002e0648" style:font-weight-asian="normal" style:font-weight-complex="normal"/>
    </style:style>
    <style:style style:name="T42" style:family="text">
      <style:text-properties fo:font-weight="normal" officeooo:rsid="002e7f40" style:font-weight-asian="normal" style:font-weight-complex="normal"/>
    </style:style>
    <style:style style:name="T43" style:family="text">
      <style:text-properties fo:font-weight="normal" officeooo:rsid="0030ec94" style:font-weight-asian="normal" style:font-weight-complex="normal"/>
    </style:style>
    <style:style style:name="T44" style:family="text">
      <style:text-properties fo:font-weight="normal" officeooo:rsid="00320008" style:font-weight-asian="normal" style:font-weight-complex="normal"/>
    </style:style>
    <style:style style:name="T45" style:family="text">
      <style:text-properties fo:font-weight="normal" officeooo:rsid="0030bd3a" style:font-weight-asian="normal" style:font-weight-complex="normal"/>
    </style:style>
    <style:style style:name="T46" style:family="text">
      <style:text-properties fo:font-weight="normal" officeooo:rsid="003745dd" style:font-weight-asian="normal" style:font-weight-complex="normal"/>
    </style:style>
    <style:style style:name="T47" style:family="text">
      <style:text-properties fo:font-weight="normal" officeooo:rsid="003910a4" style:font-weight-asian="normal" style:font-weight-complex="normal"/>
    </style:style>
    <style:style style:name="T48" style:family="text">
      <style:text-properties fo:font-weight="normal" officeooo:rsid="003ff7d2" style:font-weight-asian="normal" style:font-weight-complex="normal"/>
    </style:style>
    <style:style style:name="T49" style:family="text">
      <style:text-properties fo:font-weight="normal" officeooo:rsid="0041de9d" style:font-weight-asian="normal" style:font-weight-complex="normal"/>
    </style:style>
    <style:style style:name="T50" style:family="text">
      <style:text-properties fo:font-weight="normal" officeooo:rsid="0044089a" style:font-weight-asian="normal" style:font-weight-complex="normal"/>
    </style:style>
    <style:style style:name="T51" style:family="text">
      <style:text-properties fo:font-weight="normal" officeooo:rsid="0045f5c3" style:font-weight-asian="normal" style:font-weight-complex="normal"/>
    </style:style>
    <style:style style:name="T52" style:family="text">
      <style:text-properties fo:font-weight="normal" officeooo:rsid="004843ea" style:font-weight-asian="normal" style:font-weight-complex="normal"/>
    </style:style>
    <style:style style:name="T53" style:family="text">
      <style:text-properties fo:font-weight="normal" officeooo:rsid="00562f43" style:font-weight-asian="normal" style:font-weight-complex="normal"/>
    </style:style>
    <style:style style:name="T54" style:family="text">
      <style:text-properties fo:font-weight="normal" officeooo:rsid="0057d496" style:font-weight-asian="normal" style:font-weight-complex="normal"/>
    </style:style>
    <style:style style:name="T55" style:family="text">
      <style:text-properties fo:font-weight="normal" officeooo:rsid="0062898b" style:font-weight-asian="normal" style:font-weight-complex="normal"/>
    </style:style>
    <style:style style:name="T56" style:family="text">
      <style:text-properties fo:font-weight="normal" officeooo:rsid="0063d16b" style:font-weight-asian="normal" style:font-weight-complex="normal"/>
    </style:style>
    <style:style style:name="T57" style:family="text">
      <style:text-properties fo:font-weight="normal" officeooo:rsid="00699869" style:font-weight-asian="normal" style:font-weight-complex="normal"/>
    </style:style>
    <style:style style:name="T58" style:family="text">
      <style:text-properties fo:font-weight="normal" officeooo:rsid="00778a30" style:font-weight-asian="normal" style:font-weight-complex="normal"/>
    </style:style>
    <style:style style:name="T59" style:family="text">
      <style:text-properties fo:font-weight="normal" officeooo:rsid="007f7976" style:font-weight-asian="normal" style:font-weight-complex="normal"/>
    </style:style>
    <style:style style:name="T60" style:family="text">
      <style:text-properties fo:font-weight="normal" officeooo:rsid="008224db" style:font-weight-asian="normal" style:font-weight-complex="normal"/>
    </style:style>
    <style:style style:name="T61" style:family="text">
      <style:text-properties fo:font-weight="normal" officeooo:rsid="0086feb6" style:font-weight-asian="normal" style:font-weight-complex="normal"/>
    </style:style>
    <style:style style:name="T62" style:family="text">
      <style:text-properties fo:font-weight="normal" officeooo:rsid="00872e41" style:font-weight-asian="normal" style:font-weight-complex="normal"/>
    </style:style>
    <style:style style:name="T63" style:family="text">
      <style:text-properties fo:font-weight="normal" officeooo:rsid="00889739" style:font-weight-asian="normal" style:font-weight-complex="normal"/>
    </style:style>
    <style:style style:name="T64" style:family="text">
      <style:text-properties officeooo:rsid="002344e8"/>
    </style:style>
    <style:style style:name="T65" style:family="text">
      <style:text-properties fo:font-size="9pt" style:font-size-asian="9pt" style:font-size-complex="9pt"/>
    </style:style>
    <style:style style:name="T66" style:family="text">
      <style:text-properties fo:font-size="9pt" officeooo:rsid="0030ec94" style:font-size-asian="9pt" style:font-size-complex="9pt"/>
    </style:style>
    <style:style style:name="T67" style:family="text">
      <style:text-properties fo:font-size="9pt" officeooo:rsid="00320008" style:font-size-asian="9pt" style:font-size-complex="9pt"/>
    </style:style>
    <style:style style:name="T68" style:family="text">
      <style:text-properties fo:font-size="9pt" officeooo:rsid="0044553c" style:font-size-asian="9pt" style:font-size-complex="9pt"/>
    </style:style>
    <style:style style:name="T69" style:family="text">
      <style:text-properties fo:font-size="9pt" officeooo:rsid="004a2fef" style:font-size-asian="9pt" style:font-size-complex="9pt"/>
    </style:style>
    <style:style style:name="T70" style:family="text">
      <style:text-properties fo:font-size="9pt" officeooo:rsid="004bef3e" style:font-size-asian="9pt" style:font-size-complex="9pt"/>
    </style:style>
    <style:style style:name="T71" style:family="text">
      <style:text-properties style:font-name="Century Schoolbook L2" fo:font-size="11pt" officeooo:rsid="00223a7e" style:font-size-asian="11pt" style:font-size-complex="11pt"/>
    </style:style>
    <style:style style:name="T72" style:family="text">
      <style:text-properties style:font-name="Century Schoolbook L2" fo:font-size="11pt" officeooo:rsid="002344e8" style:font-size-asian="11pt" style:font-size-complex="11pt"/>
    </style:style>
    <style:style style:name="T73" style:family="text">
      <style:text-properties style:font-name="Century Schoolbook L2" fo:font-size="11pt" officeooo:rsid="0044553c" style:font-size-asian="11pt" style:font-size-complex="11pt"/>
    </style:style>
    <style:style style:name="T74" style:family="text">
      <style:text-properties style:font-name="Century Schoolbook L2" fo:font-size="11pt" fo:font-weight="bold" officeooo:rsid="002344e8" style:font-size-asian="11pt" style:font-weight-asian="bold" style:font-size-complex="11pt" style:font-weight-complex="bold"/>
    </style:style>
    <style:style style:name="T75" style:family="text">
      <style:text-properties style:font-name="Century Schoolbook L2" fo:font-size="11pt" fo:font-weight="bold" officeooo:rsid="002e7f40" style:font-size-asian="11pt" style:font-weight-asian="bold" style:font-size-complex="11pt" style:font-weight-complex="bold"/>
    </style:style>
    <style:style style:name="T76" style:family="text">
      <style:text-properties style:font-name="Century Schoolbook L2" fo:font-size="11pt" fo:font-weight="bold" officeooo:rsid="00433cbe" style:font-size-asian="11pt" style:font-weight-asian="bold" style:font-size-complex="11pt" style:font-weight-complex="bold"/>
    </style:style>
    <style:style style:name="T77" style:family="text">
      <style:text-properties style:font-name="Century Schoolbook L2" fo:font-size="11pt" fo:font-weight="bold" officeooo:rsid="005f1197" style:font-size-asian="11pt" style:font-weight-asian="bold" style:font-size-complex="11pt" style:font-weight-complex="bold"/>
    </style:style>
    <style:style style:name="T78" style:family="text">
      <style:text-properties style:font-name="Century Schoolbook L2" fo:font-size="11pt" fo:font-weight="normal" officeooo:rsid="002344e8" style:font-size-asian="11pt" style:font-weight-asian="normal" style:font-size-complex="11pt" style:font-weight-complex="normal"/>
    </style:style>
    <style:style style:name="T79" style:family="text">
      <style:text-properties style:font-name="Century Schoolbook L2" fo:font-size="11pt" fo:font-weight="normal" officeooo:rsid="002981e8" style:font-size-asian="11pt" style:font-weight-asian="normal" style:font-size-complex="11pt" style:font-weight-complex="normal"/>
    </style:style>
    <style:style style:name="T80" style:family="text">
      <style:text-properties style:font-name="Century Schoolbook L2" fo:font-size="11pt" fo:font-weight="normal" officeooo:rsid="002ebe24" style:font-size-asian="11pt" style:font-weight-asian="normal" style:font-size-complex="11pt" style:font-weight-complex="normal"/>
    </style:style>
    <style:style style:name="T81" style:family="text">
      <style:text-properties style:font-name="Century Schoolbook L2" fo:font-size="11pt" fo:font-weight="normal" officeooo:rsid="002e7f40" style:font-size-asian="11pt" style:font-weight-asian="normal" style:font-size-complex="11pt" style:font-weight-complex="normal"/>
    </style:style>
    <style:style style:name="T82" style:family="text">
      <style:text-properties style:font-name="Century Schoolbook L2" fo:font-size="11pt" fo:font-weight="normal" officeooo:rsid="00433cbe" style:font-size-asian="11pt" style:font-weight-asian="normal" style:font-size-complex="11pt" style:font-weight-complex="normal"/>
    </style:style>
    <style:style style:name="T83" style:family="text">
      <style:text-properties style:font-name="Century Schoolbook L2" fo:font-style="normal" officeooo:rsid="002b0644" style:font-style-asian="normal" style:font-style-complex="normal"/>
    </style:style>
    <style:style style:name="T84" style:family="text">
      <style:text-properties style:font-name="Century Schoolbook L2" fo:font-style="normal" officeooo:rsid="002344e8" style:font-style-asian="normal" style:font-style-complex="normal"/>
    </style:style>
    <style:style style:name="T85" style:family="text">
      <style:text-properties style:font-name="Century Schoolbook L2" fo:font-style="normal" officeooo:rsid="0085a786" style:font-style-asian="normal" style:font-style-complex="normal"/>
    </style:style>
    <style:style style:name="T86" style:family="text">
      <style:text-properties style:font-name="Century Schoolbook L2" fo:font-style="normal" fo:font-weight="bold" officeooo:rsid="002344e8" style:font-style-asian="normal" style:font-weight-asian="bold" style:font-style-complex="normal" style:font-weight-complex="bold"/>
    </style:style>
    <style:style style:name="T87" style:family="text">
      <style:text-properties officeooo:rsid="002af568"/>
    </style:style>
    <style:style style:name="T88" style:family="text">
      <style:text-properties officeooo:rsid="002b0644"/>
    </style:style>
    <style:style style:name="T89" style:family="text">
      <style:text-properties officeooo:rsid="002e1da6"/>
    </style:style>
    <style:style style:name="T90" style:family="text">
      <style:text-properties officeooo:rsid="002e7f40"/>
    </style:style>
    <style:style style:name="T91" style:family="text">
      <style:text-properties officeooo:rsid="0030bd3a"/>
    </style:style>
    <style:style style:name="T92" style:family="text">
      <style:text-properties officeooo:rsid="0030ec94"/>
    </style:style>
    <style:style style:name="T93" style:family="text">
      <style:text-properties officeooo:rsid="003ba796"/>
    </style:style>
    <style:style style:name="T94" style:family="text">
      <style:text-properties officeooo:rsid="003d5aa2"/>
    </style:style>
    <style:style style:name="T95" style:family="text">
      <style:text-properties officeooo:rsid="00441d07"/>
    </style:style>
    <style:style style:name="T96" style:family="text">
      <style:text-properties officeooo:rsid="004a2fef"/>
    </style:style>
    <style:style style:name="T97" style:family="text">
      <style:text-properties officeooo:rsid="004bef3e"/>
    </style:style>
    <style:style style:name="T98" style:family="text">
      <style:text-properties officeooo:rsid="004c59be"/>
    </style:style>
    <style:style style:name="T99" style:family="text">
      <style:text-properties officeooo:rsid="00562f43"/>
    </style:style>
    <style:style style:name="T100" style:family="text">
      <style:text-properties style:font-name="Century Schoolbook L3" fo:font-weight="normal" officeooo:rsid="00562f43" style:font-name-asian="Century Schoolbook L3" style:font-weight-asian="normal" style:font-name-complex="Century Schoolbook L3" style:font-weight-complex="normal"/>
    </style:style>
    <style:style style:name="T101" style:family="text">
      <style:text-properties officeooo:rsid="005a3722"/>
    </style:style>
    <style:style style:name="T102" style:family="text">
      <style:text-properties officeooo:rsid="005f1197"/>
    </style:style>
    <style:style style:name="T103" style:family="text">
      <style:text-properties officeooo:rsid="0062898b"/>
    </style:style>
    <style:style style:name="T104" style:family="text">
      <style:text-properties officeooo:rsid="006b41e4"/>
    </style:style>
    <style:style style:name="T105" style:family="text">
      <style:text-properties officeooo:rsid="006e165e"/>
    </style:style>
    <style:style style:name="T106" style:family="text">
      <style:text-properties officeooo:rsid="006edfb0"/>
    </style:style>
    <style:style style:name="T107" style:family="text">
      <style:text-properties officeooo:rsid="0070d2e8"/>
    </style:style>
    <style:style style:name="T108" style:family="text">
      <style:text-properties officeooo:rsid="0073bc5d"/>
    </style:style>
    <style:style style:name="T109" style:family="text">
      <style:text-properties officeooo:rsid="00759347"/>
    </style:style>
    <style:style style:name="T110" style:family="text">
      <style:text-properties officeooo:rsid="00778a30"/>
    </style:style>
    <style:style style:name="T111" style:family="text">
      <style:text-properties officeooo:rsid="00791413"/>
    </style:style>
    <style:style style:name="T112" style:family="text">
      <style:text-properties officeooo:rsid="007b9025"/>
    </style:style>
    <style:style style:name="T113" style:family="text">
      <style:text-properties officeooo:rsid="007bee96"/>
    </style:style>
    <style:style style:name="T114" style:family="text">
      <style:text-properties officeooo:rsid="0085a786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in" fo:border="none" style:shadow="none" draw:shadow-opacity="100%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haps</text:p>
      <text:p text:style-name="P9"><text:span text:style-name="T33">h</text:span><text:span text:style-name="T22">aps</text:span> is a simple system for preserving files and associated metadata. You can think of it in different ways:</text:p>
      <text:list xml:id="list8101133230860671742" text:style-name="L1">
        <text:list-item>
          <text:p text:style-name="P60">Haps Ain’t a Preservation System</text:p>
        </text:list-item>
        <text:list-item>
          <text:p text:style-name="P61"><text:span text:style-name="T104">a </text:span>Half-A**ed Preservation System</text:p>
        </text:list-item>
        <text:list-item>
          <text:p text:style-name="P60">per<text:span text:style-name="T4">HAPS</text:span> it will tide us over until we get our act together enough to implement a proper preservation system</text:p>
        </text:list-item>
      </text:list>
      <text:p text:style-name="P2">It is not a full-fledged digital preservation system; it is a system for keeping files and metadata until such time as they can be put into a proper preservation system (if that ever happens).</text:p>
      <text:h text:style-name="P66" text:outline-level="1">First principles</text:h>
      <text:list xml:id="list3949686979072129824" text:style-name="L2">
        <text:list-item>
          <text:p text:style-name="P62"><text:span text:style-name="T89">F</text:span>ile <text:span text:style-name="T20">content</text:span>s <text:span text:style-name="T89">are preserved unchanged</text:span>.</text:p>
        </text:list-item>
        <text:list-item>
          <text:p text:style-name="P62"><text:span text:style-name="T89">F</text:span>ile names <text:span text:style-name="T89">are preserved unchanged</text:span>.</text:p>
        </text:list-item>
        <text:list-item>
          <text:p text:style-name="P62"><text:span text:style-name="T89">If f</text:span>iles <text:span text:style-name="T89">are organized </text:span>into folders and subfolders,<text:span text:style-name="T89"> these are preserved.</text:span></text:p>
        </text:list-item>
        <text:list-item>
          <text:p text:style-name="P63"><text:span text:style-name="T20">M</text:span>etadata is optional.</text:p>
        </text:list-item>
        <text:list-item>
          <text:p text:style-name="P64">Metadata, if present, is preserved unchanged.</text:p>
        </text:list-item>
        <text:list-item>
          <text:p text:style-name="P62">Metadata <text:span text:style-name="T92">elements are</text:span> not required to adhere to any schema.</text:p>
        </text:list-item>
        <text:list-item>
          <text:p text:style-name="P62">Metadata is in plain text format<text:span text:style-name="T21">.</text:span></text:p>
        </text:list-item>
      </text:list>
      <text:h text:style-name="P67" text:outline-level="1">Implementation</text:h>
      <text:p text:style-name="P1">Implementation details are given here because they are so simple.</text:p>
      <text:h text:style-name="P68" text:outline-level="1">Repository format</text:h>
      <text:p text:style-name="P32">A <text:span text:style-name="T102">valid</text:span> <text:span text:style-name="T25">haps</text:span><text:span text:style-name="T37"> </text:span><text:span text:style-name="T54">repository has the following structure:</text:span></text:p>
      <table:table table:name="Repo_Dirs" table:style-name="Repo_5f_Dirs">
        <table:table-column table:style-name="Repo_5f_Dirs.A"/>
        <table:table-column table:style-name="Repo_5f_Dirs.B"/>
        <table:table-column table:style-name="Repo_5f_Dirs.C"/>
        <table:table-header-rows>
          <table:table-row>
            <table:table-cell table:style-name="Repo_5f_Dirs.A1" office:value-type="string">
              <text:p text:style-name="P53">Path</text:p>
            </table:table-cell>
            <table:table-cell table:style-name="Repo_5f_Dirs.A1" office:value-type="string">
              <text:p text:style-name="P50">Type</text:p>
            </table:table-cell>
            <table:table-cell table:style-name="Repo_5f_Dirs.C1" office:value-type="string">
              <text:p text:style-name="P50">Description</text:p>
            </table:table-cell>
          </table:table-row>
        </table:table-header-rows>
        <table:table-row>
          <table:table-cell table:style-name="Repo_5f_Dirs.A2" office:value-type="string">
            <text:p text:style-name="P44">conf/</text:p>
          </table:table-cell>
          <table:table-cell table:style-name="Repo_5f_Dirs.A2" office:value-type="string">
            <text:p text:style-name="P38">folder</text:p>
          </table:table-cell>
          <table:table-cell table:style-name="Repo_5f_Dirs.C2" office:value-type="string">
            <text:p text:style-name="P34"/>
          </table:table-cell>
        </table:table-row>
        <table:table-row>
          <table:table-cell table:style-name="Repo_5f_Dirs.A2" office:value-type="string">
            <text:p text:style-name="P44">conf/ingest.conf</text:p>
          </table:table-cell>
          <table:table-cell table:style-name="Repo_5f_Dirs.A2" office:value-type="string">
            <text:p text:style-name="P35">file</text:p>
          </table:table-cell>
          <table:table-cell table:style-name="Repo_5f_Dirs.C3" office:value-type="string">
            <text:p text:style-name="P35">Configuration (see below)</text:p>
          </table:table-cell>
        </table:table-row>
        <table:table-row>
          <table:table-cell table:style-name="Repo_5f_Dirs.A2" office:value-type="string">
            <text:p text:style-name="P44">haps/v1repo/</text:p>
          </table:table-cell>
          <table:table-cell table:style-name="Repo_5f_Dirs.A2" office:value-type="string">
            <text:p text:style-name="P38">folder</text:p>
          </table:table-cell>
          <table:table-cell table:style-name="Repo_5f_Dirs.C4" office:value-type="string">
            <text:p text:style-name="P35">Must be empty</text:p>
          </table:table-cell>
        </table:table-row>
        <table:table-row>
          <table:table-cell table:style-name="Repo_5f_Dirs.A2" office:value-type="string">
            <text:p text:style-name="P44">haps/ingest.log</text:p>
          </table:table-cell>
          <table:table-cell table:style-name="Repo_5f_Dirs.A2" office:value-type="string">
            <text:p text:style-name="P35">file</text:p>
          </table:table-cell>
          <table:table-cell table:style-name="Repo_5f_Dirs.C5" office:value-type="string">
            <text:p text:style-name="P35">Ingest log</text:p>
          </table:table-cell>
        </table:table-row>
        <table:table-row>
          <table:table-cell table:style-name="Repo_5f_Dirs.A2" office:value-type="string">
            <text:p text:style-name="P44">packages/</text:p>
          </table:table-cell>
          <table:table-cell table:style-name="Repo_5f_Dirs.A2" office:value-type="string">
            <text:p text:style-name="P38">folder</text:p>
          </table:table-cell>
          <table:table-cell table:style-name="Repo_5f_Dirs.C6" office:value-type="string">
            <text:p text:style-name="P35"/>
          </table:table-cell>
        </table:table-row>
        <table:table-row>
          <table:table-cell table:style-name="Repo_5f_Dirs.A2" office:value-type="string">
            <text:p text:style-name="P44">packages/<text:span text:style-name="T2">prefix/</text:span></text:p>
          </table:table-cell>
          <table:table-cell table:style-name="Repo_5f_Dirs.A2" office:value-type="string">
            <text:p text:style-name="P38">folder</text:p>
          </table:table-cell>
          <table:table-cell table:style-name="Repo_5f_Dirs.C7" office:value-type="string">
            <text:p text:style-name="P43">See below</text:p>
          </table:table-cell>
        </table:table-row>
      </table:table>
      <text:p text:style-name="P55">Table <text:sequence text:ref-name="refTable0" text:name="Table" text:formula="ooow:Table+1" style:num-format="1">1</text:sequence>: Repository structure</text:p>
      <text:p text:style-name="P11"><text:soft-page-break/><text:span text:style-name="T37">Each package within the repository is placed at the path packages/</text:span><text:span text:style-name="T1">prefix</text:span><text:span text:style-name="T37">/</text:span><text:span text:style-name="T1">md5 </text:span><text:span text:style-name="T16">where </text:span><text:span text:style-name="T1">md5</text:span><text:span text:style-name="T16"> is the full 32-character MD5 hexadecimal hash of the package’s </text:span><text:span text:style-name="T14">md5.sum</text:span><text:span text:style-name="T16"> file, and </text:span><text:span text:style-name="T1">prefix</text:span><text:span text:style-name="T16"> consists of </text:span><text:span text:style-name="T18">a sequence of zero or more forward slash separated characters from the beginning of </text:span><text:span text:style-name="T1">md5</text:span><text:span text:style-name="T16">. For example, if the package’s </text:span><text:span text:style-name="T14">md5.sum</text:span><text:span text:style-name="T16"> file hashes to the value </text:span><text:span text:style-name="T18">efa1bf20191760f0ca7b667fb34f1377 </text:span><text:span text:style-name="T16"><text:s/>then the package </text:span><text:span text:style-name="T18">might</text:span><text:span text:style-name="T16"> be stored at </text:span><text:span text:style-name="T18">any of the following paths </text:span><text:span text:style-name="T17">within the repository:</text:span></text:p>
      <text:p text:style-name="P29"><text:span text:style-name="T17">p</text:span><text:span text:style-name="T16">ackages/efa1bf20191760f0ca7b667fb34f1377</text:span><text:span text:style-name="T19"><text:line-break/></text:span><text:span text:style-name="T17">p</text:span><text:span text:style-name="T19">ackages/</text:span><text:span text:style-name="T16">e/efa1bf20191760f0ca7b667fb34f1377</text:span><text:span text:style-name="T19"><text:line-break/></text:span><text:span text:style-name="T17">p</text:span><text:span text:style-name="T19">ackages/</text:span><text:span text:style-name="T16">e/f/efa1bf20191760f0ca7b667fb34f1377</text:span><text:span text:style-name="T19"><text:line-break/></text:span><text:span text:style-name="T17">p</text:span><text:span text:style-name="T19">ackages/</text:span><text:span text:style-name="T16">e/f/a/efa1bf20191760f0ca7b667fb34f1377</text:span><text:span text:style-name="T19"><text:line-break/></text:span><text:span text:style-name="T16">[...]</text:span></text:p>
      <text:p text:style-name="P13"><text:span text:style-name="T3">Two identical packages may not co-exist in the repository. This follows logically from the fact that, if the packages are identical, then their </text:span><text:span text:style-name="T14">md5.sum</text:span><text:span text:style-name="T3"> files contain the same hashes, and thus they has</text:span><text:span text:style-name="T9">h</text:span><text:span text:style-name="T3"> to the same value. </text:span><text:span text:style-name="T10">(N.B.: This presupposes that </text:span><text:span text:style-name="T11">the two</text:span><text:span text:style-name="T10"> </text:span><text:span text:style-name="T15">md5.sum </text:span><text:span text:style-name="T11">files </text:span><text:span text:style-name="T10">are sorted the same </text:span><text:span text:style-name="T12">when hashing</text:span><text:span text:style-name="T10">.)</text:span></text:p>
      <text:h text:style-name="P69" text:outline-level="1">Package format</text:h>
      <text:p text:style-name="P33">A valid <text:span text:style-name="T25">haps</text:span><text:span text:style-name="T22"> </text:span><text:span text:style-name="T37">ingest </text:span>package <text:span text:style-name="T105">within a repository has the following structure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4">Path</text:p>
            </table:table-cell>
            <table:table-cell table:style-name="Table1.B1" office:value-type="string">
              <text:p text:style-name="P51">Type</text:p>
            </table:table-cell>
            <table:table-cell table:style-name="Table1.C1" office:value-type="string">
              <text:p text:style-name="P52">Req?</text:p>
            </table:table-cell>
            <table:table-cell table:style-name="Table1.D1" office:value-type="string">
              <text:p text:style-name="P51">Description</text:p>
            </table:table-cell>
          </table:table-row>
        </table:table-header-rows>
        <table:table-row>
          <table:table-cell table:style-name="Table1.A2" office:value-type="string">
            <text:p text:style-name="P46">haps/</text:p>
          </table:table-cell>
          <table:table-cell table:style-name="Table1.B2" office:value-type="string">
            <text:p text:style-name="P39">folder</text:p>
          </table:table-cell>
          <table:table-cell table:style-name="Table1.C2" office:value-type="string">
            <text:p text:style-name="P42">Y</text:p>
          </table:table-cell>
          <table:table-cell table:style-name="Table1.D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47">files/</text:p>
          </table:table-cell>
          <table:table-cell table:style-name="Table1.B3" office:value-type="string">
            <text:p text:style-name="P38">folder</text:p>
          </table:table-cell>
          <table:table-cell table:style-name="Table1.C3" office:value-type="string">
            <text:p text:style-name="P42">Y</text:p>
          </table:table-cell>
          <table:table-cell table:style-name="Table1.D3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47">metadata/</text:p>
          </table:table-cell>
          <table:table-cell table:style-name="Table1.B5" office:value-type="string">
            <text:p text:style-name="P38">folder</text:p>
          </table:table-cell>
          <table:table-cell table:style-name="Table1.C5" office:value-type="string">
            <text:p text:style-name="P42">Y</text:p>
          </table:table-cell>
          <table:table-cell table:style-name="Table1.D5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49">md5.sum</text:p>
          </table:table-cell>
          <table:table-cell table:style-name="Table1.B5" office:value-type="string">
            <text:p text:style-name="P37">file</text:p>
          </table:table-cell>
          <table:table-cell table:style-name="Table1.C5" office:value-type="string">
            <text:p text:style-name="P42">Y</text:p>
          </table:table-cell>
          <table:table-cell table:style-name="Table1.D5" office:value-type="string">
            <text:p text:style-name="P37">MD5 checksums for <text:span text:style-name="T110">the contents of</text:span> <text:span text:style-name="T101">the</text:span> <text:span text:style-name="T22">files</text:span><text:span text:style-name="T56"> </text:span><text:span text:style-name="T58">and </text:span><text:span text:style-name="T36">metadata </text:span><text:span text:style-name="T57">folder</text:span><text:span text:style-name="T58">s</text:span></text:p>
          </table:table-cell>
        </table:table-row>
        <table:table-row>
          <table:table-cell table:style-name="Table1.A2" office:value-type="string">
            <text:p text:style-name="P46">haps/v1pkg</text:p>
          </table:table-cell>
          <table:table-cell table:style-name="Table1.B6" office:value-type="string">
            <text:p text:style-name="P39">folder</text:p>
          </table:table-cell>
          <table:table-cell table:style-name="Table1.C6" office:value-type="string">
            <text:p text:style-name="P42">Y</text:p>
          </table:table-cell>
          <table:table-cell table:style-name="Table1.D6" office:value-type="string">
            <text:p text:style-name="P39">Must be empty</text:p>
          </table:table-cell>
        </table:table-row>
        <table:table-row>
          <table:table-cell table:style-name="Table1.A2" office:value-type="string">
            <text:p text:style-name="P48"><text:span text:style-name="T109">haps</text:span>/ingest.txt</text:p>
          </table:table-cell>
          <table:table-cell table:style-name="Table1.B7" office:value-type="string">
            <text:p text:style-name="P40">file</text:p>
          </table:table-cell>
          <table:table-cell table:style-name="Table1.C7" office:value-type="string">
            <text:p text:style-name="P42">Y</text:p>
          </table:table-cell>
          <table:table-cell table:style-name="Table1.D7" office:value-type="string">
            <text:p text:style-name="P40">Ingest process metadata</text:p>
          </table:table-cell>
        </table:table-row>
        <table:table-row>
          <table:table-cell table:style-name="Table1.A2" office:value-type="string">
            <text:p text:style-name="P45">haps/ingest.log</text:p>
          </table:table-cell>
          <table:table-cell table:style-name="Table1.B8" office:value-type="string">
            <text:p text:style-name="P36">file</text:p>
          </table:table-cell>
          <table:table-cell table:style-name="Table1.C8" office:value-type="string">
            <text:p text:style-name="P42">N</text:p>
          </table:table-cell>
          <table:table-cell table:style-name="Table1.D8" office:value-type="string">
            <text:p text:style-name="P36">Ingest log</text:p>
          </table:table-cell>
        </table:table-row>
        <table:table-row>
          <table:table-cell table:style-name="Table1.A2" office:value-type="string">
            <text:p text:style-name="P49">haps/md5.sum</text:p>
          </table:table-cell>
          <table:table-cell table:style-name="Table1.B9" office:value-type="string">
            <text:p text:style-name="P41"/>
          </table:table-cell>
          <table:table-cell table:style-name="Table1.C9" office:value-type="string">
            <text:p text:style-name="P42">N</text:p>
          </table:table-cell>
          <table:table-cell table:style-name="Table1.D9" office:value-type="string">
            <text:p text:style-name="P41">MD5 checksums for the contents of the haps folder (calculated as the last step of the ingest process)</text:p>
          </table:table-cell>
        </table:table-row>
        <table:table-row>
          <table:table-cell table:style-name="Table1.A2" office:value-type="string">
            <text:p text:style-name="P47">metadata/files.txt</text:p>
          </table:table-cell>
          <table:table-cell table:style-name="Table1.B10" office:value-type="string">
            <text:p text:style-name="P37">file</text:p>
          </table:table-cell>
          <table:table-cell table:style-name="Table1.C10" office:value-type="string">
            <text:p text:style-name="P42">N</text:p>
          </table:table-cell>
          <table:table-cell table:style-name="Table1.D10" office:value-type="string">
            <text:p text:style-name="P37">Metadata for files <text:span text:style-name="T108">in the package</text:span></text:p>
          </table:table-cell>
        </table:table-row>
        <table:table-row>
          <table:table-cell table:style-name="Table1.A2" office:value-type="string">
            <text:p text:style-name="P47">metadata/descrip.txt</text:p>
          </table:table-cell>
          <table:table-cell table:style-name="Table1.B11" office:value-type="string">
            <text:p text:style-name="P37">file</text:p>
          </table:table-cell>
          <table:table-cell table:style-name="Table1.C11" office:value-type="string">
            <text:p text:style-name="P42">N</text:p>
          </table:table-cell>
          <table:table-cell table:style-name="Table1.D11" office:value-type="string">
            <text:p text:style-name="P37">Free-text description of the package</text:p>
          </table:table-cell>
        </table:table-row>
        <table:table-row>
          <table:table-cell table:style-name="Table1.A2" office:value-type="string">
            <text:p text:style-name="P47">metadata/objects.txt</text:p>
          </table:table-cell>
          <table:table-cell table:style-name="Table1.B12" office:value-type="string">
            <text:p text:style-name="P37">file</text:p>
          </table:table-cell>
          <table:table-cell table:style-name="Table1.C12" office:value-type="string">
            <text:p text:style-name="P42">N</text:p>
          </table:table-cell>
          <table:table-cell table:style-name="Table1.D12" office:value-type="string">
            <text:p text:style-name="P37">Metadata for objects</text:p>
          </table:table-cell>
        </table:table-row>
      </table:table>
      <text:p text:style-name="P55">Table <text:sequence text:ref-name="refTable1" text:name="Table" text:formula="ooow:Table+1" style:num-format="1">2</text:sequence>: <text:span text:style-name="T111">Package contents</text:span></text:p>
      <text:p text:style-name="P10"><text:soft-page-break/><text:span text:style-name="T105">A package that has not yet been ingested into a repository has exactly the same structure, but lacks the three files within </text:span><text:span text:style-name="T35">haps. </text:span><text:span text:style-name="T59">Since the contents of a package are completely independent of the repository in which they reside, a package may be copied from one repository to another without loss of data or identity.</text:span></text:p>
      <text:p text:style-name="P10">All file and folder names must be encoded using UTF-8 without a BOM. This requirement rules out non-ASCII file names on certain filesystems (e.g., FAT16).</text:p>
      <text:p text:style-name="P14"><text:span text:style-name="T71">The package must contain </text:span><text:span text:style-name="T72">a folder named </text:span><text:span text:style-name="T75">haps</text:span><text:span text:style-name="T81"> </text:span><text:span text:style-name="T82">that in turn contains an empty folder named </text:span><text:span text:style-name="T76">v1</text:span><text:span text:style-name="T77">pkg</text:span><text:span text:style-name="T76"> </text:span><text:span text:style-name="T82">(and nothing else).</text:span><text:span text:style-name="T74"> </text:span><text:span text:style-name="T79">This folder should not exist until</text:span><text:span text:style-name="T78"> the package is </text:span><text:span text:style-name="T79">successfully </text:span><text:span text:style-name="T78">built. </text:span><text:span text:style-name="T79">A tool that must have exclusive access to a package </text:span><text:span text:style-name="T80">should</text:span><text:span text:style-name="T79"> temporarily rename </text:span><text:span text:style-name="T80">or remove</text:span><text:span text:style-name="T79"> </text:span><text:span text:style-name="T76">v1</text:span><text:span text:style-name="T77">pkg.</text:span></text:p>
      <text:p text:style-name="P3"><text:span text:style-name="T64">The package must contain, at its top level, a folder named </text:span><text:span text:style-name="T23">metadata.</text:span></text:p>
      <text:p text:style-name="P3"><text:span text:style-name="T90">The </text:span><text:span text:style-name="T25">metadata</text:span><text:span text:style-name="T90"> folder must contain </text:span>one or both of the following:</text:p>
      <text:list xml:id="list8755769100580898128" text:style-name="L3">
        <text:list-item>
          <text:p text:style-name="P65">A file named <text:span text:style-name="T27">files</text:span><text:span text:style-name="T22">.txt</text:span> <text:span text:style-name="T106">in UTF-8 encoding that contains </text:span>metadata for the content <text:span text:style-name="T64">files, described below.</text:span></text:p>
        </text:list-item>
        <text:list-item>
          <text:p text:style-name="P65">A file named <text:span text:style-name="T22">descrip.txt</text:span> <text:span text:style-name="T106">in UTF-8 encoding that contains </text:span>a free-text description of the <text:span text:style-name="T91">package, the </text:span>content <text:span text:style-name="T91">of its </text:span>files, their origins, <text:span text:style-name="T94">or anything else.</text:span></text:p>
        </text:list-item>
      </text:list>
      <text:p text:style-name="P59"><text:span text:style-name="T93">The file </text:span><text:span text:style-name="T27">metadata/files.txt</text:span><text:span text:style-name="T92"> must contain a sequence of lines, with Unix line endings (ASCII decimal character 10), each separated into fields using tabs (ASCII decimal character 9). The first line is a header that names the fields that occur in the subsequent lines. The first field is the only required field; by convention, it is named </text:span><text:span text:style-name="T27">File,</text:span><text:span text:style-name="T92"> but any name is allowed as long as it doesn’t include ASCII control characters. Each value of the </text:span><text:span text:style-name="T27">File </text:span><text:span text:style-name="T92">field must be the unique path to a file relative to the package root, and no two lines may have the same value for this field</text:span><text:span text:style-name="T43">. </text:span><text:span text:style-name="T52">Adjacent path components must be separated by a single forward slash (ASCII decimal character 47). </text:span><text:span text:style-name="T46">The </text:span><text:span text:style-name="T28">File </text:span><text:span text:style-name="T46">field may not be repeated, but all other fields may. </text:span><text:span text:style-name="T47">Except for the </text:span><text:span text:style-name="T29">File</text:span><text:span text:style-name="T47"> field, the order of fields is not restricted; most notably, two instances of a repeated field are not required to be adjacent</text:span><text:span text:style-name="T46">.</text:span></text:p>
      <text:p text:style-name="P5"><text:span text:style-name="T44">A minimal </text:span><text:span text:style-name="T30">metadata/files.txt</text:span><text:span text:style-name="T44"> thus might look like this:</text:span></text:p>
      <text:p text:style-name="P70">File<text:tab/>Description</text:p>
      <text:p text:style-name="P72">files/intro.pdf<text:tab/>Introduction</text:p>
      <text:p text:style-name="P27"><text:span text:style-name="T67">files/</text:span><text:span text:style-name="T70">ditl</text:span><text:span text:style-name="T67">/</text:span><text:span text:style-name="T69">movie</text:span><text:span text:style-name="T67">.mp4<text:tab/></text:span><text:span text:style-name="T69">Sludge movie</text:span></text:p>
      <text:p text:style-name="P25">files/ditl/1/wake.txt<text:tab/>Waking (text)</text:p>
      <text:p text:style-name="P25">files/ditl/1/wake.pdf<text:tab/>Waking (PDF)</text:p>
      <text:p text:style-name="P6"><text:span text:style-name="T113">The </text:span><text:span text:style-name="T26">metadata</text:span><text:span text:style-name="T91"> folder may also contain a file </text:span><text:span text:style-name="T26">objects.txt</text:span><text:span text:style-name="T91"> in UTF-8 encoding. This file, if present, is similar in form to </text:span><text:span text:style-name="T26">files.txt</text:span><text:span text:style-name="T91"> but contains metadata that is associated with particular folders within </text:span><text:span text:style-name="T26">files.</text:span><text:span text:style-name="T91"> The only required field is the first field (named </text:span><text:span text:style-name="T26">Object </text:span><text:span text:style-name="T60">by convention)</text:span><text:span text:style-name="T91">; each value of this field must be the unique path to a folder within </text:span><text:span text:style-name="T26">files </text:span><text:span text:style-name="T91">(or to </text:span><text:span text:style-name="T26">files </text:span><text:span text:style-name="T91">itself). For example:</text:span></text:p>
      <text:p text:style-name="P71"><text:span text:style-name="T95">Object<text:tab/>ID<text:tab/>Title</text:span></text:p>
      <text:p text:style-name="P74">files<text:tab/>124<text:tab/>All about sludge</text:p>
      <text:p text:style-name="P73">files/ditl<text:tab/>124.1<text:tab/>A day in the life of sludge</text:p>
      <text:p text:style-name="P75">files/ditl/1<text:tab/>124.1a<text:tab/>I. Waking up is hard for sludge to do</text:p>
      <text:p text:style-name="P7"><text:soft-page-break/><text:span text:style-name="T97">As shown here, objects may be nested. </text:span><text:span text:style-name="T34">haps </text:span><text:span text:style-name="T96">itself ignores </text:span><text:span text:style-name="T32">objects.txt</text:span><text:span text:style-name="T95">, but it may be useful to other programs.</text:span></text:p>
      <text:p text:style-name="P6"><text:span text:style-name="T95">The </text:span><text:span text:style-name="T26">metadata</text:span><text:span text:style-name="T91"> folder may contain any number of other files besides </text:span><text:span text:style-name="T26">files.txt</text:span><text:span text:style-name="T45">,</text:span><text:span text:style-name="T26"> descrip.txt</text:span><text:span text:style-name="T45">, </text:span><text:span text:style-name="T50">and </text:span><text:span text:style-name="T31">objects.txt</text:span><text:span text:style-name="T26">;</text:span><text:span text:style-name="T91"> these will be preserved but otherwise ignored. However, any files within </text:span><text:span text:style-name="T26">metadata </text:span><text:span text:style-name="T91">whose names have the extension </text:span><text:span text:style-name="T26">.txt</text:span><text:span text:style-name="T91"> must be plain text files, encoded using UTF-8. Subfolders within </text:span><text:span text:style-name="T26">metadata </text:span><text:span text:style-name="T91">are not allowed.</text:span></text:p>
      <text:p text:style-name="P4">The package must also contain a file <text:span text:style-name="T22">md5.sum</text:span> <text:span text:style-name="T107">with UNIX line endings </text:span>that contains MD5 checksums for <text:span text:style-name="T87">all </text:span>files <text:span text:style-name="T87">within the </text:span><text:span text:style-name="T24">files </text:span><text:span text:style-name="T87">and </text:span><text:span text:style-name="T24">metadata </text:span><text:span text:style-name="T57">folders</text:span><text:span text:style-name="T87">. This</text:span> file <text:span text:style-name="T91">is a lexicographically sorted sequence of lines of which each has four elements in the following order:</text:span></text:p>
      <text:list xml:id="list3135035987832026315" text:style-name="L4">
        <text:list-item>
          <text:p text:style-name="P56"><text:span text:style-name="T13">T</text:span><text:span text:style-name="T6">he </text:span><text:span text:style-name="T7">MD5 </text:span><text:span text:style-name="T6">checksum</text:span><text:span text:style-name="T88"> in ASCII hexadecimal format (using lowercase characters, i.e., ‘a’ through ‘f’)</text:span></text:p>
        </text:list-item>
        <text:list-item>
          <text:p text:style-name="P56"><text:span text:style-name="T114">A single </text:span><text:span text:style-name="T5">space </text:span><text:span text:style-name="T8">(ASCII decimal character 32)</text:span></text:p>
        </text:list-item>
        <text:list-item>
          <text:p text:style-name="P57"><text:span text:style-name="T114">A</text:span> single asterisk <text:span text:style-name="T99">(ASCII decimal character 42)</text:span></text:p>
        </text:list-item>
        <text:list-item>
          <text:p text:style-name="P58"><text:span text:style-name="T85">T</text:span><text:span text:style-name="T83">he file path</text:span><text:span text:style-name="T84"> relative to the </text:span><text:span text:style-name="T86">md5.sum</text:span><text:span text:style-name="T84"> file itself</text:span></text:p>
        </text:list-item>
      </text:list>
      <text:p text:style-name="P15"><draw:frame draw:style-name="fr1" draw:name="Frame1" text:anchor-type="paragraph" svg:width="2.4717in" draw:z-index="0"><draw:text-box fo:min-height="1.8598in"><text:p text:style-name="P31">files/</text:p><text:p text:style-name="P17"><text:tab/><text:span text:style-name="T96">intro</text:span>.pdf</text:p><text:p text:style-name="P17"><text:tab/><text:span text:style-name="T98">ditl</text:span>/</text:p><text:p text:style-name="P17"><text:tab/><text:tab/><text:span text:style-name="T96">movie</text:span>.mp4</text:p><text:p text:style-name="P17"><text:tab/><text:tab/><text:span text:style-name="T96">1/</text:span></text:p><text:p text:style-name="P17"><text:tab/><text:tab/><text:tab/><text:span text:style-name="T96">wake.txt</text:span></text:p><text:p text:style-name="P17"><text:tab/><text:tab/><text:tab/><text:span text:style-name="T96">wake.pdf</text:span></text:p><text:p text:style-name="P16">ha<text:span text:style-name="T90">ps</text:span>/</text:p><text:p text:style-name="P18"><text:tab/>v1<text:span text:style-name="T103">pkg</text:span>/</text:p><text:p text:style-name="P18"><text:tab/><text:span text:style-name="T112">md5.sum</text:span></text:p><text:p text:style-name="P19">md5.sum</text:p><text:p text:style-name="P16">metadata/</text:p><text:p text:style-name="P20"><text:span text:style-name="T65"><text:tab/></text:span><text:span text:style-name="T66">files</text:span><text:span text:style-name="T65">.txt</text:span></text:p><text:p text:style-name="P20"><text:span text:style-name="T65"><text:tab/></text:span><text:span text:style-name="T68">descrip.txt</text:span></text:p><text:p text:style-name="P30">Figure <text:sequence text:ref-name="refFigure0" text:name="Figure" text:formula="ooow:Figure+1" style:num-format="1">1</text:sequence>: Example of a package</text:p></draw:text-box></draw:frame><text:span text:style-name="T71">The structure of a typical package is </text:span><text:span text:style-name="T73">shown in Figure 1.</text:span><text:tab/></text:p>
      <text:p text:style-name="P12">Building a package</text:p>
      <text:p text:style-name="P8"><text:span text:style-name="T48">Care must be taken when</text:span><text:span text:style-name="T37"> </text:span><text:span text:style-name="T48">building </text:span><text:span text:style-name="T49">a package </text:span><text:span text:style-name="T48">to ensure</text:span><text:span text:style-name="T39"> that it is recognized as a package only when it has been finally and successfully built. </text:span><text:span text:style-name="T48">The following</text:span><text:span text:style-name="T49"> </text:span><text:span text:style-name="T53">pseudo</text:span><text:span text:style-name="T100">–</text:span><text:span text:style-name="T49">Bourne </text:span><text:span text:style-name="T48">shell script shows one way to do this:</text:span></text:p>
      <text:p text:style-name="P28">set -e</text:p>
      <text:p text:style-name="P23"><text:span text:style-name="T37">mkdir $</text:span><text:span text:style-name="T40">PKG</text:span></text:p>
      <text:p text:style-name="P22"><text:span text:style-name="T37">cd $</text:span><text:span text:style-name="T40">P</text:span><text:span text:style-name="T41">KG</text:span></text:p>
      <text:p text:style-name="P24"><text:span text:style-name="T37">mkdir</text:span><text:span text:style-name="T38"> </text:span><text:span text:style-name="T43">files metadata </text:span><text:span text:style-name="T51">haps</text:span></text:p>
      <text:p text:style-name="P26">cp ... files/</text:p>
      <text:p text:style-name="P22"><text:span text:style-name="T37">cp ... </text:span><text:span text:style-name="T43">metadata/files</text:span><text:span text:style-name="T37">.txt</text:span></text:p>
      <text:p text:style-name="P79"><text:span text:style-name="T37">cp ... </text:span><text:span text:style-name="T43">metadata/</text:span><text:span text:style-name="T37">descrip.txt</text:span></text:p>
      <text:p text:style-name="P80"><text:span text:style-name="T37">cp ... haps/ingest.txt</text:span></text:p>
      <text:p text:style-name="P78"><text:span text:style-name="T51">find </text:span><text:span text:style-name="T61">files metadata</text:span><text:span text:style-name="T51"> -type f </text:span><text:span text:style-name="T61">| sort </text:span><text:span text:style-name="T62">| xargs </text:span><text:span text:style-name="T51">md5sum</text:span><text:span text:style-name="T37"> -</text:span><text:span text:style-name="T62">b</text:span></text:p>
      <text:p text:style-name="P76"><text:span text:style-name="T42">m</text:span><text:span text:style-name="T37">kdir haps/v1</text:span><text:span text:style-name="T55">pkg</text:span></text:p>
      <text:p text:style-name="P77"><text:span text:style-name="T37">find haps -type f | xargs md5sum</text:span><text:span text:style-name="T38"> -</text:span><text:span text:style-name="T37">b </text:span><text:span text:style-name="T63">&gt; md5.tmp</text:span></text:p>
      <text:p text:style-name="P77"><text:span text:style-name="T37">mv md5.tmp haps/md5.su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entury Schoolbook L3" svg:font-family="'Century Schoolbook L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entury Schoolbook L2" svg:font-family="'Century Schoolbook L'" style:font-family-generic="roman" style:font-pitch="variable"/>
    <style:font-face style:name="Century Schoolbook L1" svg:font-family="'Century Schoolbook L'" style:font-adornments="Bold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6pt" fo:language="en" fo:country="US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6pt" fo:language="en" fo:country="US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graphic-properties draw:fill-image-width="0in" draw:fill-image-height="0in"/>
      <style:paragraph-properties fo:margin-top="0.1799in" fo:margin-bottom="0in" loext:contextual-spacing="false" style:page-number="auto" style:shadow="none">
        <style:tab-stops/>
      </style:paragraph-properties>
      <style:text-properties style:font-name="Century Schoolbook L" fo:font-family="'Century Schoolbook L'" style:font-style-name="Roman" style:font-family-generic="roman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fo:font-size="12pt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1" style:display-name="List 1" style:family="paragraph" style:parent-style-name="List" style:class="list" style:master-page-name="">
      <style:paragraph-properties fo:margin-left="0.25in" fo:margin-right="0in" fo:margin-top="0.1799in" fo:margin-bottom="0in" loext:contextual-spacing="true" fo:line-height="100%" fo:text-indent="-0.25in" style:auto-text-indent="false" style:page-number="auto"/>
      <style:text-properties style:font-name="Century Schoolbook L" fo:font-family="'Century Schoolbook L'" style:font-style-name="Roman" style:font-family-generic="roman" style:font-pitch="variable" fo:font-size="11pt" fo:font-weight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799in" fo:margin-bottom="0in" loext:contextual-spacing="false" fo:line-height="100%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in" fo:margin-right="0in" fo:margin-top="0in" fo:margin-bottom="0.0835in" loext:contextual-spacing="false" fo:line-height="100%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799in" loext:contextual-spacing="false" fo:line-height="100%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99in" fo:margin-bottom="0in" loext:contextual-spacing="false"/>
      <style:text-properties style:font-name="Century Schoolbook L1" fo:font-family="'Century Schoolbook L'" style:font-style-name="Bold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799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 style:master-page-name="">
      <style:graphic-properties draw:fill="none" draw:fill-image-width="0in" draw:fill-image-height="0in"/>
      <style:paragraph-properties fo:margin-left="0in" fo:margin-right="0in" fo:margin-top="0.1799in" fo:margin-bottom="0in" loext:contextual-spacing="true" fo:text-indent="0in" style:auto-text-indent="false" style:page-number="auto" style:shadow="none">
        <style:tab-stops/>
      </style:paragraph-properties>
      <style:text-properties style:font-name="Liberation Mono" fo:font-family="'Liberation Mono'" style:font-family-generic="modern" style:font-pitch="fixed" fo:font-size="10pt" fo:font-weight="normal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09:20.833370502</meta:creation-date>
    <dc:date>2017-11-10T16:58:46.016052396</dc:date>
    <meta:editing-duration>PT16H49M18S</meta:editing-duration>
    <meta:editing-cycles>104</meta:editing-cycles>
    <meta:generator>LibreOffice/4.4.2.2$Linux_x86 LibreOffice_project/c4c7d32d0d49397cad38d62472b0bc8acff48dd6</meta:generator>
    <meta:document-statistic meta:table-count="2" meta:image-count="0" meta:object-count="0" meta:page-count="4" meta:paragraph-count="144" meta:word-count="1156" meta:character-count="7129" meta:non-whitespace-character-count="6116"/>
  </office:meta>
</office:document-meta>
</file>